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bangla115b" svg:font-family="bangla115b" style:font-pitch="variable"/>
    <style:font-face style:name="binaryw115b" svg:font-family="binaryw115b" style:font-pitch="variable"/>
    <style:font-face style:name="heks115b" svg:font-family="heks115b" style:font-pitch="variable"/>
    <style:font-face style:name="hindi115b" svg:font-family="hindi115b" style:font-pitch="variable"/>
    <style:font-face style:name="ing115b" svg:font-family="ing115b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8.177cm"/>
    </style:style>
    <style:style style:name="co8" style:family="table-column">
      <style:table-column-properties fo:break-before="auto" style:column-width="8.913cm"/>
    </style:style>
    <style:style style:name="ro1" style:family="table-row">
      <style:table-row-properties style:row-height="0.9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  <style:text-properties fo:font-size="21pt" style:font-size-asian="21pt" style:font-size-complex="21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ing115b" fo:font-size="21pt" style:font-size-asian="21pt" style:font-size-complex="21pt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ing115b" fo:font-size="21pt" style:font-size-asian="21pt" style:font-size-complex="2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heks115b" fo:font-size="21pt" style:font-size-asian="21pt" style:font-size-complex="2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binaryw115b" fo:font-size="21pt" style:font-size-asian="21pt" style:font-size-complex="21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ing115b" fo:font-size="21pt" style:font-size-asian="21pt" style:font-size-complex="21pt"/>
    </style:style>
    <style:style style:name="ce1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style:font-name="ing115b" fo:font-size="21pt" style:font-size-asian="21pt" style:font-size-complex="21pt"/>
    </style:style>
    <style:style style:name="ce17" style:family="table-cell" style:parent-style-name="Default">
      <style:table-cell-properties fo:border="0.74pt solid #000000"/>
      <style:text-properties style:font-name="hindi115b" fo:font-size="21pt" style:font-size-asian="21pt" style:font-size-complex="21pt"/>
    </style:style>
    <style:style style:name="ce18" style:family="table-cell" style:parent-style-name="Default">
      <style:table-cell-properties fo:border="0.74pt solid #000000"/>
      <style:text-properties style:font-name="bangla115b" fo:font-size="21pt" style:font-size-asian="21pt" style:font-size-complex="21pt"/>
    </style:style>
  </office:automatic-styles>
  <office:body>
    <office:spreadsheet>
      <table:calculation-settings table:automatic-find-labels="false" table:use-regular-expressions="false" table:use-wildcards="true"/>
      <table:table table:name="2 ka tebl" table:style-name="ta1">
        <table:table-column table:style-name="co1" table:visibility="collapse" table:default-cell-style-name="ce3"/>
        <table:table-column table:style-name="co2" table:default-cell-style-name="ce4"/>
        <table:table-column table:style-name="co3" table:default-cell-style-name="ce13"/>
        <table:table-column table:style-name="co3" table:default-cell-style-name="ce8"/>
        <table:table-column table:style-name="co4" table:default-cell-style-name="ce13"/>
        <table:table-column table:style-name="co5" table:default-cell-style-name="ce8"/>
        <table:table-column table:style-name="co6" table:default-cell-style-name="ce15"/>
        <table:table-column table:style-name="co7" table:default-cell-style-name="ce17"/>
        <table:table-column table:style-name="co8" table:default-cell-style-name="ce18"/>
        <table:table-column table:style-name="co3" table:number-columns-repeated="1015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n</text:p>
          </table:table-cell>
          <table:table-cell table:formula="of:=DEC2HEX([.A1])" office:value-type="string" office:string-value="1" calcext:value-type="string">
            <text:p>1</text:p>
          </table:table-cell>
          <table:table-cell table:formula="of:=[.C1]" office:value-type="string" office:string-value="1" calcext:value-type="string">
            <text:p>1</text:p>
          </table:table-cell>
          <table:table-cell table:formula="of:=CONCATENATE(&quot;2*&quot;;DEC2HEX([.A1]);&quot;=&quot;;DEC2HEX(PRODUCT(2;[.A1])))" office:value-type="string" office:string-value="2*1=2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office:value-type="string" calcext:value-type="string">
            <text:p>qo ekxm qo</text:p>
          </table:table-cell>
          <table:table-cell table:formula="of:=[.G1]" office:value-type="string" office:string-value="qo ekxm qo" calcext:value-type="string">
            <text:p>qo ekxm qo</text:p>
          </table:table-cell>
          <table:table-cell table:formula="of:=[.G1]" office:value-type="string" office:string-value="qo ekxm qo" calcext:value-type="string">
            <text:p>qo ekxm q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table:formula="of:=DEC2HEX([.A2])" office:value-type="string" office:string-value="2" calcext:value-type="string">
            <text:p>2</text:p>
          </table:table-cell>
          <table:table-cell table:formula="of:=[.C2]" office:value-type="string" office:string-value="2" calcext:value-type="string">
            <text:p>2</text:p>
          </table:table-cell>
          <table:table-cell table:formula="of:=CONCATENATE(&quot;2*&quot;;DEC2HEX([.A2]);&quot;=&quot;;DEC2HEX(PRODUCT(2;[.A2])))" office:value-type="string" office:string-value="2*2=4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office:value-type="string" calcext:value-type="string">
            <text:p>two quni char</text:p>
          </table:table-cell>
          <table:table-cell table:formula="of:=[.G2]" office:value-type="string" office:string-value="two quni char" calcext:value-type="string">
            <text:p>two quni char</text:p>
          </table:table-cell>
          <table:table-cell table:formula="of:=[.G2]" office:value-type="string" office:string-value="two quni char" calcext:value-type="string">
            <text:p>two quni char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thre</text:p>
          </table:table-cell>
          <table:table-cell table:formula="of:=DEC2HEX([.A3])" office:value-type="string" office:string-value="3" calcext:value-type="string">
            <text:p>3</text:p>
          </table:table-cell>
          <table:table-cell table:formula="of:=[.C3]" office:value-type="string" office:string-value="3" calcext:value-type="string">
            <text:p>3</text:p>
          </table:table-cell>
          <table:table-cell table:formula="of:=CONCATENATE(&quot;2*&quot;;DEC2HEX([.A3]);&quot;=&quot;;DEC2HEX(PRODUCT(2;[.A3])))" office:value-type="string" office:string-value="2*3=6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office:value-type="string" calcext:value-type="string">
            <text:p>two jhreeza siks</text:p>
          </table:table-cell>
          <table:table-cell table:formula="of:=[.G3]" office:value-type="string" office:string-value="two jhreeza siks" calcext:value-type="string">
            <text:p>two jhreeza siks</text:p>
          </table:table-cell>
          <table:table-cell table:formula="of:=[.G3]" office:value-type="string" office:string-value="two jhreeza siks" calcext:value-type="string">
            <text:p>two jhreeza sik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  <table:table-cell table:formula="of:=DEC2HEX([.A4])" office:value-type="string" office:string-value="4" calcext:value-type="string">
            <text:p>4</text:p>
          </table:table-cell>
          <table:table-cell table:formula="of:=[.C4]" office:value-type="string" office:string-value="4" calcext:value-type="string">
            <text:p>4</text:p>
          </table:table-cell>
          <table:table-cell table:formula="of:=CONCATENATE(&quot;2*&quot;;DEC2HEX([.A4]);&quot;=&quot;;DEC2HEX(PRODUCT(2;[.A4])))" office:value-type="string" office:string-value="2*4=8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office:value-type="string" calcext:value-type="string">
            <text:p>qo chαrzα aath</text:p>
          </table:table-cell>
          <table:table-cell table:formula="of:=[.G4]" office:value-type="string" office:string-value="qo chαrzα aath" calcext:value-type="string">
            <text:p>qo chαrzα aath</text:p>
          </table:table-cell>
          <table:table-cell table:formula="of:=[.G4]" office:value-type="string" office:string-value="qo chαrzα aath" calcext:value-type="string">
            <text:p>qo chαrzα aath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we</text:p>
          </table:table-cell>
          <table:table-cell table:formula="of:=DEC2HEX([.A5])" office:value-type="string" office:string-value="5" calcext:value-type="string">
            <text:p>5</text:p>
          </table:table-cell>
          <table:table-cell table:formula="of:=[.C5]" office:value-type="string" office:string-value="5" calcext:value-type="string">
            <text:p>5</text:p>
          </table:table-cell>
          <table:table-cell table:formula="of:=CONCATENATE(&quot;2*&quot;;DEC2HEX([.A5]);&quot;=&quot;;DEC2HEX(PRODUCT(2;[.A5])))" office:value-type="string" office:string-value="2*5=A" calcext:value-type="string">
            <text:p>2*5=A</text:p>
          </table:table-cell>
          <table:table-cell table:formula="of:=[.E5]" office:value-type="string" office:string-value="2*5=A" calcext:value-type="string">
            <text:p>2*5=A</text:p>
          </table:table-cell>
          <table:table-cell office:value-type="string" calcext:value-type="string">
            <text:p>qo pnze qs</text:p>
          </table:table-cell>
          <table:table-cell table:formula="of:=[.G5]" office:value-type="string" office:string-value="qo pnze qs" calcext:value-type="string">
            <text:p>qo pnze qs</text:p>
          </table:table-cell>
          <table:table-cell table:formula="of:=[.G5]" office:value-type="string" office:string-value="qo pnze qs" calcext:value-type="string">
            <text:p>qo pnze qs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ks</text:p>
          </table:table-cell>
          <table:table-cell table:formula="of:=DEC2HEX([.A6])" office:value-type="string" office:string-value="6" calcext:value-type="string">
            <text:p>6</text:p>
          </table:table-cell>
          <table:table-cell table:formula="of:=[.C6]" office:value-type="string" office:string-value="6" calcext:value-type="string">
            <text:p>6</text:p>
          </table:table-cell>
          <table:table-cell table:formula="of:=CONCATENATE(&quot;2*&quot;;DEC2HEX([.A6]);&quot;=&quot;;DEC2HEX(PRODUCT(2;[.A6])))" office:value-type="string" office:string-value="2*6=C" calcext:value-type="string">
            <text:p>2*6=C</text:p>
          </table:table-cell>
          <table:table-cell table:formula="of:=[.E6]" office:value-type="string" office:string-value="2*6=C" calcext:value-type="string">
            <text:p>2*6=C</text:p>
          </table:table-cell>
          <table:table-cell office:value-type="string" calcext:value-type="string">
            <text:p>qo chikke twelw</text:p>
          </table:table-cell>
          <table:table-cell table:formula="of:=[.G6]" office:value-type="string" office:string-value="qo chikke twelw" calcext:value-type="string">
            <text:p>qo chikke twelw</text:p>
          </table:table-cell>
          <table:table-cell table:formula="of:=[.G6]" office:value-type="string" office:string-value="qo chikke twelw" calcext:value-type="string">
            <text:p>qo chikke twelw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wen</text:p>
          </table:table-cell>
          <table:table-cell table:formula="of:=DEC2HEX([.A7])" office:value-type="string" office:string-value="7" calcext:value-type="string">
            <text:p>7</text:p>
          </table:table-cell>
          <table:table-cell table:formula="of:=[.C7]" office:value-type="string" office:string-value="7" calcext:value-type="string">
            <text:p>7</text:p>
          </table:table-cell>
          <table:table-cell table:formula="of:=CONCATENATE(&quot;2*&quot;;DEC2HEX([.A7]);&quot;=&quot;;DEC2HEX(PRODUCT(2;[.A7])))" office:value-type="string" office:string-value="2*7=E" calcext:value-type="string">
            <text:p>2*7=E</text:p>
          </table:table-cell>
          <table:table-cell table:formula="of:=[.E7]" office:value-type="string" office:string-value="2*7=E" calcext:value-type="string">
            <text:p>2*7=E</text:p>
          </table:table-cell>
          <table:table-cell office:value-type="string" calcext:value-type="string">
            <text:p>two sewenza <text:s/>purn</text:p>
          </table:table-cell>
          <table:table-cell table:formula="of:=[.G7]" office:value-type="string" office:string-value="two sewenza  purn" calcext:value-type="string">
            <text:p>two sewenza <text:s/>purn</text:p>
          </table:table-cell>
          <table:table-cell table:formula="of:=[.G7]" office:value-type="string" office:string-value="two sewenza  purn" calcext:value-type="string">
            <text:p>two sewenza <text:s/>pur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ight</text:p>
          </table:table-cell>
          <table:table-cell table:formula="of:=DEC2HEX([.A8])" office:value-type="string" office:string-value="8" calcext:value-type="string">
            <text:p>8</text:p>
          </table:table-cell>
          <table:table-cell table:formula="of:=[.C8]" office:value-type="string" office:string-value="8" calcext:value-type="string">
            <text:p>8</text:p>
          </table:table-cell>
          <table:table-cell table:formula="of:=CONCATENATE(&quot;2*&quot;;DEC2HEX([.A8]);&quot;=&quot;;DEC2HEX(PRODUCT(2;[.A8])))" office:value-type="string" office:string-value="2*8=10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style-name="ce16" office:value-type="string" calcext:value-type="string">
            <text:p>two eightzα wnti</text:p>
          </table:table-cell>
          <table:table-cell table:formula="of:=[.G8]" office:value-type="string" office:string-value="two eightzα wnti" calcext:value-type="string">
            <text:p>two eightzα wnti</text:p>
          </table:table-cell>
          <table:table-cell table:formula="of:=[.G8]" office:value-type="string" office:string-value="two eightzα wnti" calcext:value-type="string">
            <text:p>two eightzα wnti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  <table:table-cell table:formula="of:=DEC2HEX([.A9])" office:value-type="string" office:string-value="9" calcext:value-type="string">
            <text:p>9</text:p>
          </table:table-cell>
          <table:table-cell table:formula="of:=[.C9]" office:value-type="string" office:string-value="9" calcext:value-type="string">
            <text:p>9</text:p>
          </table:table-cell>
          <table:table-cell table:formula="of:=CONCATENATE(&quot;2*&quot;;DEC2HEX([.A9]);&quot;=&quot;;DEC2HEX(PRODUCT(2;[.A9])))" office:value-type="string" office:string-value="2*9=12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office:value-type="string" calcext:value-type="string">
            <text:p>qo nimme wnti two</text:p>
          </table:table-cell>
          <table:table-cell table:formula="of:=[.G9]" office:value-type="string" office:string-value="qo nimme wnti two" calcext:value-type="string">
            <text:p>qo nimme wnti two</text:p>
          </table:table-cell>
          <table:table-cell table:formula="of:=[.G9]" office:value-type="string" office:string-value="qo nimme wnti two" calcext:value-type="string">
            <text:p>qo nimme wnti two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</text:p>
          </table:table-cell>
          <table:table-cell table:formula="of:=DEC2HEX([.A10])" office:value-type="string" office:string-value="A" calcext:value-type="string">
            <text:p>A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CONCATENATE(&quot;2*&quot;;DEC2HEX([.A10]);&quot;=&quot;;DEC2HEX(PRODUCT(2;[.A10])))" office:value-type="string" office:string-value="2*A=14" calcext:value-type="string">
            <text:p>2*A=14</text:p>
          </table:table-cell>
          <table:table-cell table:formula="of:=[.E10]" office:value-type="string" office:string-value="2*A=14" calcext:value-type="string">
            <text:p>2*A=14</text:p>
          </table:table-cell>
          <table:table-cell office:value-type="string" calcext:value-type="string">
            <text:p>two tenza wnti four</text:p>
          </table:table-cell>
          <table:table-cell table:formula="of:=[.G10]" office:value-type="string" office:string-value="two tenza wnti four" calcext:value-type="string">
            <text:p>two tenza wnti four</text:p>
          </table:table-cell>
          <table:table-cell table:formula="of:=[.G10]" office:value-type="string" office:string-value="two tenza wnti four" calcext:value-type="string">
            <text:p>two tenza wnti four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ilewen</text:p>
          </table:table-cell>
          <table:table-cell table:formula="of:=DEC2HEX([.A11])" office:value-type="string" office:string-value="B" calcext:value-type="string">
            <text:p>B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CONCATENATE(&quot;2*&quot;;DEC2HEX([.A11]);&quot;=&quot;;DEC2HEX(PRODUCT(2;[.A11])))" office:value-type="string" office:string-value="2*B=16" calcext:value-type="string">
            <text:p>2*B=16</text:p>
          </table:table-cell>
          <table:table-cell table:formula="of:=[.E11]" office:value-type="string" office:string-value="2*B=16" calcext:value-type="string">
            <text:p>2*B=16</text:p>
          </table:table-cell>
          <table:table-cell office:value-type="string" calcext:value-type="string">
            <text:p>qo yilewenza ekti siks</text:p>
          </table:table-cell>
          <table:table-cell table:formula="of:=[.G11]" office:value-type="string" office:string-value="qo yilewenza ekti siks" calcext:value-type="string">
            <text:p>qo yilewenza ekti siks</text:p>
          </table:table-cell>
          <table:table-cell table:formula="of:=[.G11]" office:value-type="string" office:string-value="qo yilewenza ekti siks" calcext:value-type="string">
            <text:p>qo yilewenza ekti siks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welw</text:p>
          </table:table-cell>
          <table:table-cell table:formula="of:=DEC2HEX([.A12])" office:value-type="string" office:string-value="C" calcext:value-type="string">
            <text:p>C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CONCATENATE(&quot;2*&quot;;DEC2HEX([.A12]);&quot;=&quot;;DEC2HEX(PRODUCT(2;[.A12])))" office:value-type="string" office:string-value="2*C=18" calcext:value-type="string">
            <text:p>2*C=18</text:p>
          </table:table-cell>
          <table:table-cell table:formula="of:=[.E12]" office:value-type="string" office:string-value="2*C=18" calcext:value-type="string">
            <text:p>2*C=18</text:p>
          </table:table-cell>
          <table:table-cell office:value-type="string" calcext:value-type="string">
            <text:p>two warhza wnti eight</text:p>
          </table:table-cell>
          <table:table-cell table:formula="of:=[.G12]" office:value-type="string" office:string-value="two warhza wnti eight" calcext:value-type="string">
            <text:p>two warhza wnti eight</text:p>
          </table:table-cell>
          <table:table-cell table:formula="of:=[.G12]" office:value-type="string" office:string-value="two warhza wnti eight" calcext:value-type="string">
            <text:p>two warhza wnti eight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blu</text:p>
          </table:table-cell>
          <table:table-cell table:formula="of:=DEC2HEX([.A13])" office:value-type="string" office:string-value="D" calcext:value-type="string">
            <text:p>D</text:p>
          </table:table-cell>
          <table:table-cell table:formula="of:=[.C13]" office:value-type="string" office:string-value="D" calcext:value-type="string">
            <text:p>D</text:p>
          </table:table-cell>
          <table:table-cell table:formula="of:=CONCATENATE(&quot;2*&quot;;DEC2HEX([.A13]);&quot;=&quot;;DEC2HEX(PRODUCT(2;[.A13])))" office:value-type="string" office:string-value="2*D=1A" calcext:value-type="string">
            <text:p>2*D=1A</text:p>
          </table:table-cell>
          <table:table-cell table:formula="of:=[.E13]" office:value-type="string" office:string-value="2*D=1A" calcext:value-type="string">
            <text:p>2*D=1A</text:p>
          </table:table-cell>
          <table:table-cell office:value-type="string" calcext:value-type="string">
            <text:p>two dbluza wnti ten</text:p>
          </table:table-cell>
          <table:table-cell table:formula="of:=[.G13]" office:value-type="string" office:string-value="two dbluza wnti ten" calcext:value-type="string">
            <text:p>two dbluza wnti ten</text:p>
          </table:table-cell>
          <table:table-cell table:formula="of:=[.G13]" office:value-type="string" office:string-value="two dbluza wnti ten" calcext:value-type="string">
            <text:p>two dbluza wnti ten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rn</text:p>
          </table:table-cell>
          <table:table-cell table:formula="of:=DEC2HEX([.A14])" office:value-type="string" office:string-value="E" calcext:value-type="string">
            <text:p>E</text:p>
          </table:table-cell>
          <table:table-cell table:formula="of:=[.C14]" office:value-type="string" office:string-value="E" calcext:value-type="string">
            <text:p>E</text:p>
          </table:table-cell>
          <table:table-cell table:formula="of:=CONCATENATE(&quot;2*&quot;;DEC2HEX([.A14]);&quot;=&quot;;DEC2HEX(PRODUCT(2;[.A14])))" office:value-type="string" office:string-value="2*E=1C" calcext:value-type="string">
            <text:p>2*E=1C</text:p>
          </table:table-cell>
          <table:table-cell table:formula="of:=[.E14]" office:value-type="string" office:string-value="2*E=1C" calcext:value-type="string">
            <text:p>2*E=1C</text:p>
          </table:table-cell>
          <table:table-cell office:value-type="string" calcext:value-type="string">
            <text:p>two purnza ekti twelw</text:p>
          </table:table-cell>
          <table:table-cell table:formula="of:=[.G14]" office:value-type="string" office:string-value="two purnza ekti twelw" calcext:value-type="string">
            <text:p>two purnza ekti twelw</text:p>
          </table:table-cell>
          <table:table-cell table:formula="of:=[.G14]" office:value-type="string" office:string-value="two purnza ekti twelw" calcext:value-type="string">
            <text:p>two purnza ekti twelw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wn</text:p>
          </table:table-cell>
          <table:table-cell table:formula="of:=DEC2HEX([.A15])" office:value-type="string" office:string-value="F" calcext:value-type="string">
            <text:p>F</text:p>
          </table:table-cell>
          <table:table-cell table:formula="of:=[.C15]" office:value-type="string" office:string-value="F" calcext:value-type="string">
            <text:p>F</text:p>
          </table:table-cell>
          <table:table-cell table:formula="of:=CONCATENATE(&quot;2*&quot;;DEC2HEX([.A15]);&quot;=&quot;;DEC2HEX(PRODUCT(2;[.A15])))" office:value-type="string" office:string-value="2*F=1E" calcext:value-type="string">
            <text:p>2*F=1E</text:p>
          </table:table-cell>
          <table:table-cell table:formula="of:=[.E15]" office:value-type="string" office:string-value="2*F=1E" calcext:value-type="string">
            <text:p>2*F=1E</text:p>
          </table:table-cell>
          <table:table-cell office:value-type="string" calcext:value-type="string">
            <text:p>qo fiwnza wnti purn</text:p>
          </table:table-cell>
          <table:table-cell table:formula="of:=[.G15]" office:value-type="string" office:string-value="qo fiwnza wnti purn" calcext:value-type="string">
            <text:p>qo fiwnza wnti purn</text:p>
          </table:table-cell>
          <table:table-cell table:formula="of:=[.G15]" office:value-type="string" office:string-value="qo fiwnza wnti purn" calcext:value-type="string">
            <text:p>qo fiwnza wnti purn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nti</text:p>
          </table:table-cell>
          <table:table-cell table:formula="of:=DEC2HEX([.A16])" office:value-type="string" office:string-value="10" calcext:value-type="string">
            <text:p>10</text:p>
          </table:table-cell>
          <table:table-cell table:formula="of:=[.C16]" office:value-type="string" office:string-value="10" calcext:value-type="string">
            <text:p>10</text:p>
          </table:table-cell>
          <table:table-cell table:formula="of:=CONCATENATE(&quot;2*&quot;;DEC2HEX([.A16]);&quot;=&quot;;DEC2HEX(PRODUCT(2;[.A16])))" office:value-type="string" office:string-value="2*10=20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office:value-type="string" calcext:value-type="string">
            <text:p>two wntiza twoti</text:p>
          </table:table-cell>
          <table:table-cell table:formula="of:=[.G16]" office:value-type="string" office:string-value="two wntiza twoti" calcext:value-type="string">
            <text:p>two wntiza twoti</text:p>
          </table:table-cell>
          <table:table-cell table:formula="of:=[.G16]" office:value-type="string" office:string-value="two wntiza twoti" calcext:value-type="string">
            <text:p>two wntiza twoti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bangla115b" svg:font-family="bangla115b" style:font-pitch="variable"/>
    <style:font-face style:name="binaryw115b" svg:font-family="binaryw115b" style:font-pitch="variable"/>
    <style:font-face style:name="heks115b" svg:font-family="heks115b" style:font-pitch="variable"/>
    <style:font-face style:name="hindi115b" svg:font-family="hindi115b" style:font-pitch="variable"/>
    <style:font-face style:name="ing115b" svg:font-family="ing115b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3:01:52.326445686</meta:creation-date>
    <meta:generator>LibreOffice/7.3.7.2$Linux_X86_64 LibreOffice_project/30$Build-2</meta:generator>
    <dc:date>2025-04-14T09:56:55.148669071</dc:date>
    <meta:editing-duration>PT46M22S</meta:editing-duration>
    <meta:editing-cycles>13</meta:editing-cycles>
    <meta:document-statistic meta:table-count="1" meta:cell-count="144" meta:object-count="0"/>
  </office:meta>
</office:document-meta>
</file>